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6D520362C4BB3172F8.png" manifest:media-type="image/png"/>
  <manifest:file-entry manifest:full-path="Pictures/100000000000028E0000008E4223B8F1898AAFA6.png" manifest:media-type="image/png"/>
  <manifest:file-entry manifest:full-path="Pictures/100000000000028F0000024C87EC4472CCD3A4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c0ae" officeooo:paragraph-rsid="001fc0a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131cm" svg:y="0.09cm" svg:width="17.33cm" svg:height="15.558cm" draw:z-index="0"><draw:image xlink:href="Pictures/100000000000028F0000024C87EC4472CCD3A402.png" xlink:type="simple" xlink:show="embed" xlink:actuate="onLoad" loext:mime-type="image/png"/></draw:frame></text:p>
      <text:p text:style-name="Standard"><draw:frame draw:style-name="fr2" draw:name="Imagen2" text:anchor-type="char" svg:x="0.143cm" svg:y="0.064cm" svg:width="17.304cm" svg:height="3.757cm" draw:z-index="1"><draw:image xlink:href="Pictures/100000000000028E0000008E4223B8F1898AAFA6.png" xlink:type="simple" xlink:show="embed" xlink:actuate="onLoad" loext:mime-type="image/png"/></draw:frame></text:p>
      <text:p text:style-name="Standard"/>
      <text:p text:style-name="P2"><draw:frame draw:style-name="fr1" draw:name="Imagen3" text:anchor-type="char" svg:width="17.357cm" svg:height="16.431cm" draw:z-index="2"><draw:image xlink:href="Pictures/10000000000002900000026D520362C4BB3172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c0ae" officeooo:paragraph-rsid="001fc0a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43:04.315311228</meta:creation-date>
    <dc:date>2022-10-03T21:45:17.090495337</dc:date>
    <meta:editing-duration>PT2M13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1" meta:word-count="5" meta:character-count="42" meta:non-whitespace-character-count="37"/>
  </office:meta>
</office:document-meta>
</file>